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" style:font-family-generic="modern"/>
    <style:font-face style:name="ArialMT" svg:font-family="ArialMT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text-properties style:font-name="Times New Roman" fo:font-size="14pt" officeooo:paragraph-rsid="00207172" style:font-size-asian="14pt" style:font-size-complex="14pt"/>
    </style:style>
    <style:style style:name="P3" style:family="paragraph" style:parent-style-name="Standard">
      <style:text-properties style:font-name="Times New Roman" fo:font-size="14pt" officeooo:paragraph-rsid="001c092a" style:font-size-asian="14pt" style:font-size-complex="14pt"/>
    </style:style>
    <style:style style:name="P4" style:family="paragraph" style:parent-style-name="Standard">
      <style:text-properties style:font-name="Times New Roman" fo:font-size="14pt" officeooo:paragraph-rsid="0022193a" style:font-size-asian="14pt" style:font-size-complex="14pt"/>
    </style:style>
    <style:style style:name="P5" style:family="paragraph" style:parent-style-name="Standard">
      <style:paragraph-properties fo:orphans="2" fo:widows="2" fo:hyphenation-ladder-count="no-limit" style:text-autospace="none"/>
      <style:text-properties fo:color="#808019" style:font-name="Times New Roman" fo:font-size="14pt" fo:language="en" fo:country="none" style:letter-kerning="true" style:font-name-asian="Times New Roman" style:font-size-asian="14pt" style:language-asian="en" style:country-asian="US" style:font-name-complex="ArialMT" style:font-size-complex="14pt" style:language-complex="ar" style:country-complex="SA" fo:hyphenate="true" fo:hyphenation-remain-char-count="2" fo:hyphenation-push-char-count="2"/>
    </style:style>
    <style:style style:name="P6" style:family="paragraph" style:parent-style-name="Standard">
      <style:text-properties fo:color="#808019" style:font-name="Times New Roman" fo:font-size="14pt" style:font-size-asian="14pt" style:font-size-complex="14pt"/>
    </style:style>
    <style:style style:name="P7" style:family="paragraph" style:parent-style-name="Standard">
      <style:text-properties fo:color="#365f91" style:font-name="Times New Roman" fo:font-size="14pt" style:font-size-asian="14pt" style:font-size-complex="14pt"/>
    </style:style>
    <style:style style:name="P8" style:family="paragraph" style:parent-style-name="Standard">
      <style:text-properties fo:color="#666600" style:font-name="Times New Roman" fo:font-size="14pt" style:font-size-asian="14pt" style:font-size-complex="14pt"/>
    </style:style>
    <style:style style:name="P9" style:family="paragraph" style:parent-style-name="Standard">
      <style:text-properties fo:color="#0000ff" style:font-name="Times New Roman" fo:font-size="14pt" style:font-size-asian="14pt" style:font-size-complex="14pt"/>
    </style:style>
    <style:style style:name="P10" style:family="paragraph" style:parent-style-name="Standard">
      <style:paragraph-properties fo:margin-left="0.25in" fo:margin-right="0in" fo:orphans="2" fo:widows="2" fo:hyphenation-ladder-count="no-limit" fo:text-indent="0in" style:auto-text-indent="false" style:text-autospace="none"/>
      <style:text-properties style:font-name="Times New Roman" fo:font-size="14pt" fo:language="en" fo:country="none" style:letter-kerning="true" style:font-name-asian="Times New Roman" style:font-size-asian="14pt" style:language-asian="en" style:country-asian="US" style:font-name-complex="ArialMT" style:font-size-complex="14pt" style:language-complex="ar" style:country-complex="SA" fo:hyphenate="true" fo:hyphenation-remain-char-count="2" fo:hyphenation-push-char-count="2"/>
    </style:style>
    <style:style style:name="P11" style:family="paragraph" style:parent-style-name="Standard">
      <style:paragraph-properties fo:margin-left="0.25in" fo:margin-right="0in" fo:text-indent="0in" style:auto-text-indent="false"/>
      <style:text-properties style:font-name="Times New Roman" fo:font-size="14pt" style:font-size-asian="14pt" style:font-size-complex="14pt"/>
    </style:style>
    <style:style style:name="P12" style:family="paragraph" style:parent-style-name="Standard">
      <style:paragraph-properties fo:margin-left="0.25in" fo:margin-right="0in" fo:text-indent="0in" style:auto-text-indent="false"/>
      <style:text-properties fo:color="#808019" style:font-name="Times New Roman" fo:font-size="14pt" style:font-size-asian="14pt" style:font-size-complex="14pt"/>
    </style:style>
    <style:style style:name="P13" style:family="paragraph" style:parent-style-name="Standard">
      <style:paragraph-properties fo:margin-left="0.5in" fo:margin-right="0in" fo:text-indent="0in" style:auto-text-indent="false"/>
      <style:text-properties fo:color="#76923c" style:font-name="Times New Roman" fo:font-size="14pt" style:font-size-asian="14pt" style:font-size-complex="14pt"/>
    </style:style>
    <style:style style:name="P14" style:family="paragraph" style:parent-style-name="Standard">
      <style:paragraph-properties fo:margin-left="0.5in" fo:margin-right="0in" fo:text-indent="0in" style:auto-text-indent="false"/>
      <style:text-properties style:font-name="Times New Roman" fo:font-size="14pt" style:font-size-asian="14pt" style:font-size-complex="14pt"/>
    </style:style>
    <style:style style:name="P15" style:family="paragraph" style:parent-style-name="Standard">
      <style:paragraph-properties fo:margin-left="0.5in" fo:margin-right="0in" fo:text-indent="0in" style:auto-text-indent="false"/>
      <style:text-properties fo:color="#808019" style:font-name="Times New Roman" fo:font-size="14pt" officeooo:rsid="001d8b5b" officeooo:paragraph-rsid="001d8b5b" style:font-size-asian="14pt" style:font-size-complex="14pt"/>
    </style:style>
    <style:style style:name="P16" style:family="paragraph" style:parent-style-name="Standard">
      <style:paragraph-properties fo:margin-left="0.5in" fo:margin-right="0in" fo:text-indent="0in" style:auto-text-indent="false"/>
      <style:text-properties fo:color="#808000" style:font-name="Times New Roman" fo:font-size="14pt" style:font-size-asian="14pt" style:font-size-complex="14pt"/>
    </style:style>
    <style:style style:name="P17" style:family="paragraph" style:parent-style-name="Plain_20_Text">
      <style:text-properties fo:color="#666600" style:font-name="Times New Roman" fo:font-size="14pt" style:font-size-asian="14pt" style:font-name-complex="Times New Roman" style:font-size-complex="14pt"/>
    </style:style>
    <style:style style:name="P18" style:family="paragraph" style:parent-style-name="Standard" style:master-page-name="Standard">
      <style:paragraph-properties style:page-number="auto"/>
      <style:text-properties style:font-name="Times New Roman" fo:font-size="14pt" style:font-size-asian="14pt" style:font-size-complex="14pt"/>
    </style:style>
    <style:style style:name="P19" style:family="paragraph" style:parent-style-name="Standard" style:list-style-name="WW8Num1">
      <style:text-properties style:font-name="Times New Roman" fo:font-size="14pt" style:font-size-asian="14pt" style:font-size-complex="14pt"/>
    </style:style>
    <style:style style:name="P20" style:family="paragraph" style:parent-style-name="Standard" style:list-style-name="WW8Num4">
      <style:text-properties style:font-name="Times New Roman" fo:font-size="14pt" style:font-size-asian="14pt" style:font-size-complex="14pt"/>
    </style:style>
    <style:style style:name="P21" style:family="paragraph" style:parent-style-name="Standard" style:list-style-name="WW8Num6">
      <style:text-properties style:font-name="Times New Roman" fo:font-size="14pt" style:font-size-asian="14pt" style:font-size-complex="14pt"/>
    </style:style>
    <style:style style:name="P22" style:family="paragraph" style:parent-style-name="Standard" style:list-style-name="WW8Num3">
      <style:text-properties style:font-name="Times New Roman" fo:font-size="14pt" style:font-size-asian="14pt" style:font-size-complex="14pt"/>
    </style:style>
    <style:style style:name="P23" style:family="paragraph" style:parent-style-name="Standard" style:list-style-name="WW8Num5">
      <style:paragraph-properties fo:margin-top="0.0693in" fo:margin-bottom="0.0693in" loext:contextual-spacing="false" fo:orphans="2" fo:widows="2" fo:hyphenation-ladder-count="no-limit"/>
      <style:text-properties fo:color="#808000" style:font-name="Times New Roman" fo:font-size="14pt" style:letter-kerning="true" style:font-name-asian="Times New Roman" style:font-size-asian="14pt" style:language-asian="en" style:country-asian="US" style:font-name-complex="Times New Roman" style:font-size-complex="14pt" style:language-complex="ar" style:country-complex="SA" fo:hyphenate="true" fo:hyphenation-remain-char-count="2" fo:hyphenation-push-char-count="2"/>
    </style:style>
    <style:style style:name="P24" style:family="paragraph" style:parent-style-name="Standard" style:list-style-name="WW8Num5">
      <style:paragraph-properties fo:margin-top="0.0693in" fo:margin-bottom="0.0693in" loext:contextual-spacing="false" fo:orphans="2" fo:widows="2" fo:hyphenation-ladder-count="no-limit"/>
      <style:text-properties fo:color="#808000" style:font-name="Times New Roman" fo:font-size="14pt" style:font-size-asian="14pt" style:font-size-complex="14pt" fo:hyphenate="true" fo:hyphenation-remain-char-count="2" fo:hyphenation-push-char-count="2"/>
    </style:style>
    <style:style style:name="P25" style:family="paragraph" style:parent-style-name="Standard" style:list-style-name="WW8Num5">
      <style:paragraph-properties fo:margin-top="0.0693in" fo:margin-bottom="0.0693in" loext:contextual-spacing="false" fo:orphans="2" fo:widows="2" fo:hyphenation-ladder-count="no-limit"/>
      <style:text-properties fo:color="#808000" style:font-name="Times New Roman" fo:font-size="14pt" officeooo:paragraph-rsid="0020518f" style:font-size-asian="14pt" style:font-size-complex="14pt" fo:hyphenate="true" fo:hyphenation-remain-char-count="2" fo:hyphenation-push-char-count="2"/>
    </style:style>
    <style:style style:name="P26" style:family="paragraph" style:parent-style-name="Standard" style:list-style-name="WW8Num5">
      <style:paragraph-properties fo:margin-top="0.0693in" fo:margin-bottom="0.0693in" loext:contextual-spacing="false" fo:orphans="2" fo:widows="2" fo:hyphenation-ladder-count="no-limit"/>
      <style:text-properties fo:hyphenate="true" fo:hyphenation-remain-char-count="2" fo:hyphenation-push-char-count="2"/>
    </style:style>
    <style:style style:name="P27" style:family="paragraph" style:parent-style-name="Standard" style:list-style-name="L1">
      <style:paragraph-properties fo:margin-top="0.0693in" fo:margin-bottom="0.0693in" loext:contextual-spacing="false" fo:orphans="2" fo:widows="2" fo:hyphenation-ladder-count="no-limit"/>
      <style:text-properties officeooo:paragraph-rsid="0020518f" fo:hyphenate="true" fo:hyphenation-remain-char-count="2" fo:hyphenation-push-char-count="2"/>
    </style:style>
    <style:style style:name="P28" style:family="paragraph" style:parent-style-name="Standard" style:list-style-name="L1">
      <style:paragraph-properties fo:margin-top="0.0693in" fo:margin-bottom="0.0693in" loext:contextual-spacing="false" fo:orphans="2" fo:widows="2" fo:hyphenation-ladder-count="no-limit"/>
      <style:text-properties fo:font-variant="normal" fo:text-transform="none" fo:color="#808000" style:font-name="Times New Roman" fo:font-size="14pt" fo:letter-spacing="normal" fo:font-style="normal" fo:font-weight="normal" officeooo:paragraph-rsid="0020518f" style:font-size-asian="14pt" style:font-size-complex="14pt" fo:hyphenate="true" fo:hyphenation-remain-char-count="2" fo:hyphenation-push-char-count="2"/>
    </style:style>
    <style:style style:name="P29" style:family="paragraph" style:parent-style-name="Standard">
      <style:paragraph-properties fo:margin-left="0.5in" fo:margin-right="0in" fo:text-indent="0in" style:auto-text-indent="false"/>
      <style:text-properties style:font-name="Times New Roman" fo:font-size="14pt" style:font-size-asian="14pt" style:font-size-complex="14pt"/>
    </style:style>
    <style:style style:name="P30" style:family="paragraph" style:parent-style-name="Text_20_body" style:list-style-name="L2">
      <style:paragraph-properties fo:margin-top="0in" fo:margin-bottom="0.2398in" loext:contextual-spacing="false" style:line-height-at-least="0.1772in" fo:text-align="start" style:justify-single-word="false" fo:widows="1" fo:padding="0in" fo:border="none"/>
      <style:text-properties officeooo:paragraph-rsid="0020518f"/>
    </style:style>
    <style:style style:name="T1" style:family="text">
      <style:text-properties fo:color="#808019"/>
    </style:style>
    <style:style style:name="T2" style:family="text">
      <style:text-properties fo:color="#808019" style:font-name-asian="Times New Roman" style:font-name-complex="Times New Roman"/>
    </style:style>
    <style:style style:name="T3" style:family="text">
      <style:text-properties fo:color="#000000"/>
    </style:style>
    <style:style style:name="T4" style:family="text">
      <style:text-properties fo:color="#000000" style:font-name-asian="Times New Roman" style:font-name-complex="Times New Roman"/>
    </style:style>
    <style:style style:name="T5" style:family="text">
      <style:text-properties fo:color="#666600" style:font-name-asian="Times New Roman" style:font-name-complex="Times New Roman"/>
    </style:style>
    <style:style style:name="T6" style:family="text">
      <style:text-properties fo:color="#666600" officeooo:rsid="001c092a" style:font-name-asian="Times New Roman" style:font-name-complex="Times New Roman"/>
    </style:style>
    <style:style style:name="T7" style:family="text">
      <style:text-properties fo:color="#76923c"/>
    </style:style>
    <style:style style:name="T8" style:family="text">
      <style:text-properties fo:color="#76923c" style:font-name-asian="Times New Roman" style:font-name-complex="Times New Roman" style:font-weight-complex="bold"/>
    </style:style>
    <style:style style:name="T9" style:family="text">
      <style:text-properties fo:color="#76923c" style:font-weight-complex="bold"/>
    </style:style>
    <style:style style:name="T10" style:family="text">
      <style:text-properties fo:color="#0000ff"/>
    </style:style>
    <style:style style:name="T11" style:family="text">
      <style:text-properties fo:color="#0000ff" style:font-name-asian="Times New Roman" style:font-name-complex="Times New Roman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fo:font-variant="normal" fo:text-transform="none" fo:color="#808000" style:font-name="Times New Roman" fo:font-size="14pt" fo:letter-spacing="normal" fo:font-style="normal" fo:font-weight="normal" style:letter-kerning="true" style:font-name-asian="Times New Roman" style:font-size-asian="14pt" style:language-asian="en" style:country-asian="US" style:font-name-complex="Times New Roman" style:font-size-complex="14pt" style:language-complex="ar" style:country-complex="SA"/>
    </style:style>
    <style:style style:name="T14" style:family="text">
      <style:text-properties fo:font-variant="normal" fo:text-transform="none" fo:color="#808000" style:font-name="Times New Roman" fo:font-size="14pt" fo:letter-spacing="normal" fo:font-style="normal" fo:font-weight="normal" style:font-size-asian="14pt" style:font-size-complex="14pt"/>
    </style:style>
    <style:style style:name="T15" style:family="text">
      <style:text-properties fo:font-variant="normal" fo:text-transform="none" fo:color="#808000" style:font-name="Times New Roman" fo:font-size="14pt" fo:letter-spacing="normal" fo:font-style="normal" fo:font-weight="normal" officeooo:rsid="0020518f" style:font-size-asian="14pt" style:font-size-complex="14pt"/>
    </style:style>
    <style:style style:name="T16" style:family="text">
      <style:text-properties fo:color="#808000" style:font-name="Times New Roman" fo:font-size="14pt" style:letter-kerning="true" style:font-name-asian="Times New Roman" style:font-size-asian="14pt" style:language-asian="en" style:country-asian="US" style:font-name-complex="Times New Roman" style:font-size-complex="14pt" style:language-complex="ar" style:country-complex="SA"/>
    </style:style>
    <style:style style:name="T17" style:family="text">
      <style:text-properties fo:color="#808000" style:font-name="Times New Roman" fo:font-size="14pt" style:font-size-asian="14pt" style:font-size-complex="14pt"/>
    </style:style>
    <style:style style:name="T18" style:family="text">
      <style:text-properties style:font-name-asian="Times New Roman" style:font-name-complex="Times New Roma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OQL</text:p>
      <text:list xml:id="list3038966735220421225" text:style-name="WW8Num1">
        <text:list-item>
          <text:p text:style-name="P19">Query on all Contact records and add them to the List. Print that contents of this <text:span text:style-name="T1">l</text:span></text:p>
        </text:list-item>
      </text:list>
      <text:p text:style-name="P10"/>
      <text:p text:style-name="P11">2. Write a SOQL query to retrieve/print all active Users. Prepare a Map having User Id as key and User record as value.</text:p>
      <text:p text:style-name="P1">(Hint : Map&lt;Id,User&gt;)</text:p>
      <text:p text:style-name="P5"/>
      <text:p text:style-name="P4">3. Prepare the following map structures :</text:p>
      <text:p text:style-name="P1"><text:span text:style-name="T11"><text:s/></text:span><text:span text:style-name="T4"><text:s text:c="3"/></text:span><text:span text:style-name="T3">a. Account Name as key and AccountId as value.</text:span></text:p>
      <text:p text:style-name="P1"><text:span text:style-name="T18"><text:s text:c="4"/></text:span>b. Account Id as key and entire Accoun<text:span text:style-name="T2">t</text:span></text:p>
      <text:p text:style-name="P1"/>
      <text:p text:style-name="P1">4. Create a multi-select picklist on Account object called as 'Enrollment Year' with values - 2010, 2011, 2012, 2013, 2014, 2015 and 2016. Get all account records where in selected 'Enrollment Year' is:</text:p>
      <text:p text:style-name="P1"><text:span text:style-name="T18"><text:s text:c="4"/></text:span>a. 2010</text:p>
      <text:p text:style-name="P6">SELECT Id, Name, Enrollment_Year__c FROM Account where Enrollment_Year__c='2010'</text:p>
      <text:p text:style-name="P1"><text:span text:style-name="T2"><text:s text:c="3"/></text:span><text:span text:style-name="T4"><text:s/></text:span><text:span text:style-name="T3">b. 2013 and 2014</text:span></text:p>
      <text:p text:style-name="P6">SELECT Id, Name, Enrollment_Year__c FROM Account where Enrollment_Year__c includes('2013','2014')</text:p>
      <text:p text:style-name="P7"/>
      <text:p text:style-name="P1">5. Write a SOQL query to find all Account records where 'Billing State' is not 'Maharashtra' and 'Kerala'. Order the results by Billing State in descending order <text:span text:style-name="T3">with null values at the end</text:span>. Display first 10,000 records only. NOTE: do not use AND operator. </text:p>
      <text:p text:style-name="P17">SELECT id,name FROM Account where BillingState NOT IN ('Maharashtra','Kerela') order by BillingState desc NULLS LAST limit 10000</text:p>
      <text:p text:style-name="P7"/>
      <text:p text:style-name="P1"/>
      <text:p text:style-name="P1">6. Write a SOQL query to display 100 opportunity records with amount greater than 10,000 order by created date. Skip first 50 records and include records from recycle bin. </text:p>
      <text:p text:style-name="P17">SELECT id,name FROM Opportunity <text:s/>where (Amount &gt; 10000 or isDeleted=True ) order by CreatedDate limit 100 offset 30</text:p>
      <text:p text:style-name="P8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Aggregate Functions</text:p>
      <text:p text:style-name="P1">1. Write a SOQL query to retrieve sum of all closed Opportunity amount for current fiscal year. Store this information in a map with key as year and value as sum of amount. Iterate this map to display statistics.</text:p>
      <text:p text:style-name="P1">2. Find total number of distinct Lead records on basis of 'Lead Source' having greater than 10 leads. Print this information.</text:p>
      <text:p text:style-name="P1">3. Write a SOQL query to find total number of Lead records by status by Lead Source. Store this information in map and display the same.</text:p>
      <text:p text:style-name="P1">(Hint: map&lt;string,map&lt;string,integer&gt;&gt;)</text:p>
      <text:p text:style-name="P9"><text:tab/></text:p>
      <text:p text:style-name="P1"/>
      <text:p text:style-name="P1">Relationship query:</text:p>
      <text:p text:style-name="P1">1. Create a custom object 'A', 'B' and 'C'. Establish 'Master Detail' relationship between them such that 'C' is junction object.</text:p>
      <text:p text:style-name="P1"/>
      <text:p text:style-name="P1">Child to Parent</text:p>
      <text:list xml:id="list2864037041758587021" text:style-name="WW8Num4">
        <text:list-item>
          <text:p text:style-name="P20">Write a SOQL query on Contact to retrieve all active contacts belonging to 'media' Industry. Also display the name of the account to which it is associated to.</text:p>
        </text:list-item>
      </text:list>
      <text:p text:style-name="P14"><text:span text:style-name="T7">SELECT ID,Name, Account.Name from Contact where Account.Industry =’Media’</text:span></text:p>
      <text:p text:style-name="P14"><text:span text:style-name="T7"/></text:p>
      <text:list xml:id="list130139480651108" text:continue-numbering="true" text:style-name="WW8Num4">
        <text:list-item>
          <text:p text:style-name="P20">Write SOQL query on 'C'(created above) to retrieve all records of 'C' with name 'John' along with parent details.</text:p>
        </text:list-item>
      </text:list>
      <text:p text:style-name="P1"><text:span text:style-name="T8"><text:s text:c="12"/></text:span><text:span text:style-name="T9">SELECT <text:s/>Name__c,A__r.Name__c,B__r.Name__c</text:span></text:p>
      <text:p text:style-name="P1"><text:span text:style-name="T8"><text:s text:c="12"/></text:span><text:span text:style-name="T9">From C__r</text:span></text:p>
      <text:p text:style-name="P1"><text:span text:style-name="T8"><text:s text:c="12"/></text:span><text:span text:style-name="T9">WHERE Name__c =’John’</text:span></text:p>
      <text:p text:style-name="P1"/>
      <text:p text:style-name="P1">Parent to Child</text:p>
      <text:list xml:id="list8667190248425169299" text:style-name="WW8Num6">
        <text:list-item>
          <text:p text:style-name="P21">Write a SOQL query on Account and find all associated contact records of the Account which contains the word 'John'. Print all Account and Contact records retrieved above.</text:p>
        </text:list-item>
      </text:list>
      <text:p text:style-name="P3"><text:span text:style-name="T18"><text:s text:c="6"/></text:span><text:span text:style-name="T5"><text:s text:c="6"/></text:span><text:span text:style-name="T6">Select id,name,(Select name from contacts where firstname = 'John') from account where id IN (select accountid from contact where firstname = 'John')</text:span></text:p>
      <text:p text:style-name="P8"/>
      <text:list xml:id="list130138216509846" text:continue-numbering="true" text:style-name="WW8Num6">
        <text:list-item>
          <text:p text:style-name="P21">Write a SOQL query to find all Account records which have at least an opportunity record which is 'Closed Won'.</text:p>
        </text:list-item>
      </text:list>
      <text:p text:style-name="P13">Select Name From Account where ID In (Select AccountId From Opportunity where StageName='Closed Won' )</text:p>
      <text:p text:style-name="P13"/>
      <text:p text:style-name="P13"/>
      <text:list xml:id="list130138166046463" text:continue-numbering="true" text:style-name="WW8Num6">
        <text:list-item>
          <text:p text:style-name="P21">Write a SOQL query on 'A' and retrieve all parents with all their child records where in child name is 'John'.</text:p>
        </text:list-item>
      </text:list>
      <text:p text:style-name="P15"><text:soft-page-break/>Select id, name, (select name from C__r where name ='John') from A__c where id in (select A__c from C__c where name ='John')</text:p>
      <text:p text:style-name="P12"/>
      <text:p text:style-name="P1"/>
      <text:p text:style-name="P1">SOSL</text:p>
      <text:list xml:id="list3314065457116539142" text:style-name="WW8Num3">
        <text:list-item>
          <text:p text:style-name="P22">Find the word 'test' in all name fields returning Contact, Account, Lead and User.</text:p>
        </text:list-item>
      </text:list>
      <text:p text:style-name="P16">List&lt;List&lt;SObject&gt;&gt; allObject = new List&lt;List&lt;SObject&gt;&gt; ([find 'test' in all fields returning <text:s/>Contact, Account, Lead , User]);</text:p>
      <text:p text:style-name="P14"/>
      <text:p text:style-name="P14"/>
      <text:p text:style-name="P14"/>
      <text:p text:style-name="P1">2. Describe SOSL limits.</text:p>
      <text:list xml:id="list8884772879469502584" text:style-name="WW8Num5">
        <text:list-item>
          <text:p text:style-name="P23"><text:span text:style-name="T12">SOQL statements : By default, SOQL statements cannot exceed</text:span><text:bookmark text:name="d597234e64-d597285e528"/><text:span text:style-name="T12"> 20,000 characters in length.</text:span> </text:p>
        </text:list-item>
        <text:list-item>
          <text:p text:style-name="P26"><text:span text:style-name="T13">SOSL search query strings</text:span><text:span text:style-name="T16"> : </text:span><text:span text:style-name="T14">If the </text:span><text:span text:style-name="Example"><text:span text:style-name="T14">SearchQuery </text:span></text:span><text:span text:style-name="T14">string is longer than 10,000 characters, no result rows are returned. If </text:span><text:span text:style-name="Example"><text:span text:style-name="T14">SearchQuery </text:span></text:span><text:span text:style-name="T14">is longer than 4,000 characters, any logical operators are removed. For example, the </text:span><text:span text:style-name="Example"><text:span text:style-name="T14">AND </text:span></text:span><text:span text:style-name="T14">operator in a statement with a </text:span><text:span text:style-name="Example"><text:span text:style-name="T14">SearchQuery </text:span></text:span><text:span text:style-name="T14">that’s 4,001 characters will default to the </text:span><text:span text:style-name="Example"><text:span text:style-name="T14">OR </text:span></text:span><text:span text:style-name="T14">operator, which could return more results than expected.</text:span><text:span text:style-name="T17"> </text:span></text:p>
        </text:list-item>
        <text:list-item>
          <text:p text:style-name="P24"><text:span text:style-name="T12">SOSL query results</text:span> : <text:span text:style-name="T12">2,000 results total (API version 28.0 and later), unless you specify custom limits in the query. Previous API versions return 200 results.</text:span> </text:p>
        </text:list-item>
        <text:list-item>
          <text:p text:style-name="P25"><text:span text:style-name="T12">Relationship queries</text:span> : </text:p>
        </text:list-item>
      </text:list>
      <text:list xml:id="list3768511694754363469" text:style-name="L1">
        <text:list-item>
          <text:p text:style-name="P28">No more than 35 child-to-parent relationships can be specified in a query. A custom object allows up to 25 relationships, so you can reference all the child-to-parent relationships for a custom object in one query.</text:p>
        </text:list-item>
        <text:list-item>
          <text:p text:style-name="P28">No more than 20 parent-to-child relationships can be specified in a query.</text:p>
        </text:list-item>
        <text:list-item>
          <text:p text:style-name="P27"><text:span text:style-name="T14">In each specified relationship, no more than</text:span><text:bookmark text:name="d597234e127-d597408e57"/><text:span text:style-name="T14"> five levels can be specified in a child-to-parent relationship. For example, </text:span><text:span text:style-name="Example"><text:span text:style-name="T14">Contact.Account.Owner.FirstName </text:span></text:span><text:span text:style-name="T14">(three levels).</text:span></text:p>
        </text:list-item>
        <text:list-item>
          <text:p text:style-name="P27"><text:span text:style-name="T14">In each specified relationship, only one level of parent-to-child relationship can be specified in a query. For example, if the </text:span><text:span text:style-name="Example"><text:span text:style-name="T14">FROM </text:span></text:span><text:span text:style-name="T14">clause specifies Account, the </text:span><text:span text:style-name="Example"><text:span text:style-name="T14">SELECT</text:span></text:span><text:span text:style-name="T14">clause can specify only the Contact or other objects at that level. It could not specify a child object of Contact.</text:span></text:p>
        </text:list-item>
      </text:list>
      <text:list xml:id="list130139363356795" text:continue-list="list8884772879469502584" text:style-name="L2">
        <text:list-header>
          <text:p text:style-name="P30"><text:span text:style-name="T15">5. </text:span><text:span text:style-name="T14">OFFSET clause </text:span><text:span text:style-name="T15">: <text:s/>The maximum offset is 2,000 rows. Requesting an offset greater than 2,000 will result in a </text:span><text:span text:style-name="Example"><text:span text:style-name="T15">NUMBER_OUTSIDE_VALID_RANGE </text:span></text:span><text:span text:style-name="T15">error. </text:span></text:p>
        </text:list-header>
      </text:list>
      <text:p text:style-name="P1"/>
      <text:p text:style-name="P1"><text:soft-page-break/></text:p>
      <text:p text:style-name="P2">DML Operations:</text:p>
      <text:p text:style-name="P1">1. <text:span text:style-name="T10">Create a custom object called as 'Logs'. Create a long text area field called as 'Error'. Create 100 Lead records using DML operations having a unique name. For all records which were not inserted into Lead object, insert a record in Log object along with the reason why a record was not inserted. Also, execute assignment rules to auto allocate Lead records to correct owner.</text:span></text:p>
      <text:p text:style-name="P1"/>
      <text:p text:style-name="P1">2. Delete all inactive Account records created in last 90 days.</text:p>
      <text:p text:style-name="P1"/>
      <text:p text:style-name="P1">3. Create a custom text field on the Asset object named 'Line Item Id' and mark it as an external id. Upsert Asset records on basis of this field.</text:p>
      <text:p text:style-name="P13"/>
      <text:p text:style-name="P13"/>
      <text:p text:style-name="P13"/>
      <text:p text:style-name="P13"/>
      <text:p text:style-name="P13"><text:s text:c="4"/></text:p>
      <text:p text:style-name="P13"/>
      <text:p text:style-name="P13"><text:s text:c="4"/></text:p>
      <text:p text:style-name="P13"/>
      <text:p text:style-name="P13"><text:s text:c="2"/>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" style:font-family-generic="modern"/>
    <style:font-face style:name="ArialMT" svg:font-family="ArialMT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SimSun1" style:font-family-asian="SimSun, 宋体" style:font-pitch-asian="variable" style:font-size-asian="12pt" style:language-asian="zh" style:country-asian="CN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 style:font-family-generic-complex="roman" style:font-pitch-complex="variable"/>
    </style:style>
    <style:style style:name="Plain_20_Text" style:display-name="Plain Text" style:family="paragraph" style:parent-style-name="Standard">
      <style:paragraph-properties fo:orphans="2" fo:widows="2" fo:hyphenation-ladder-count="no-limit"/>
      <style:text-properties style:font-name="Consolas" fo:font-family="Consolas" style:font-family-generic="modern" fo:font-size="10.5pt" style:letter-kerning="true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 style:language-complex="ar" style:country-complex="SA" fo:hyphenate="true" fo:hyphenation-remain-char-count="2" fo:hyphenation-push-char-count="2"/>
    </style:style>
    <style:style style:name="p" style:family="paragraph" style:parent-style-name="Standard">
      <style:paragraph-properties fo:margin-top="0.0693in" fo:margin-bottom="0.0693in" loext:contextual-spacing="false" fo:orphans="2" fo:widows="2" fo:hyphenation-ladder-count="no-limit"/>
      <style:text-properties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/>
    </style:style>
    <style:style style:name="WW8Num1zfalse" style:family="text"/>
    <style:style style:name="WW8Num1ztrue" style:family="text"/>
    <style:style style:name="WW-WW8Num1ztrue" style:family="text"/>
    <style:style style:name="WW-WW8Num1ztrue1" style:family="text"/>
    <style:style style:name="WW-WW8Num1ztrue12" style:family="text"/>
    <style:style style:name="WW-WW8Num1ztrue123" style:family="text"/>
    <style:style style:name="WW-WW8Num1ztrue1234" style:family="text"/>
    <style:style style:name="WW-WW8Num1ztrue12345" style:family="text"/>
    <style:style style:name="WW-WW8Num1ztrue123456" style:family="text"/>
    <style:style style:name="WW8Num2zfalse" style:family="text"/>
    <style:style style:name="WW8Num2ztrue" style:family="text"/>
    <style:style style:name="WW-WW8Num2ztrue" style:family="text"/>
    <style:style style:name="WW-WW8Num2ztrue1" style:family="text"/>
    <style:style style:name="WW-WW8Num2ztrue12" style:family="text"/>
    <style:style style:name="WW-WW8Num2ztrue123" style:family="text"/>
    <style:style style:name="WW-WW8Num2ztrue1234" style:family="text"/>
    <style:style style:name="WW-WW8Num2ztrue12345" style:family="text"/>
    <style:style style:name="WW-WW8Num2ztrue123456" style:family="text"/>
    <style:style style:name="WW8Num3zfalse" style:family="text"/>
    <style:style style:name="WW8Num3ztrue" style:family="text"/>
    <style:style style:name="WW-WW8Num3ztrue" style:family="text"/>
    <style:style style:name="WW-WW8Num3ztrue1" style:family="text"/>
    <style:style style:name="WW-WW8Num3ztrue12" style:family="text"/>
    <style:style style:name="WW-WW8Num3ztrue123" style:family="text"/>
    <style:style style:name="WW-WW8Num3ztrue1234" style:family="text"/>
    <style:style style:name="WW-WW8Num3ztrue12345" style:family="text"/>
    <style:style style:name="WW-WW8Num3ztrue123456" style:family="text"/>
    <style:style style:name="WW8Num4zfalse" style:family="text"/>
    <style:style style:name="WW8Num4ztrue" style:family="text"/>
    <style:style style:name="WW-WW8Num4ztrue" style:family="text"/>
    <style:style style:name="WW-WW8Num4ztrue1" style:family="text"/>
    <style:style style:name="WW-WW8Num4ztrue12" style:family="text"/>
    <style:style style:name="WW-WW8Num4ztrue123" style:family="text"/>
    <style:style style:name="WW-WW8Num4ztrue1234" style:family="text"/>
    <style:style style:name="WW-WW8Num4ztrue12345" style:family="text"/>
    <style:style style:name="WW-WW8Num4ztrue123456" style:family="text"/>
    <style:style style:name="WW8Num5zfalse" style:family="text"/>
    <style:style style:name="WW8Num5ztrue" style:family="text"/>
    <style:style style:name="WW-WW8Num5ztrue" style:family="text"/>
    <style:style style:name="WW-WW8Num5ztrue1" style:family="text"/>
    <style:style style:name="WW-WW8Num5ztrue12" style:family="text"/>
    <style:style style:name="WW-WW8Num5ztrue123" style:family="text"/>
    <style:style style:name="WW-WW8Num5ztrue1234" style:family="text"/>
    <style:style style:name="WW-WW8Num5ztrue12345" style:family="text"/>
    <style:style style:name="WW-WW8Num5ztrue123456" style:family="text"/>
    <style:style style:name="WW8Num6zfalse" style:family="text"/>
    <style:style style:name="WW8Num6ztrue" style:family="text"/>
    <style:style style:name="WW-WW8Num6ztrue" style:family="text"/>
    <style:style style:name="WW-WW8Num6ztrue1" style:family="text"/>
    <style:style style:name="WW-WW8Num6ztrue12" style:family="text"/>
    <style:style style:name="WW-WW8Num6ztrue123" style:family="text"/>
    <style:style style:name="WW-WW8Num6ztrue1234" style:family="text"/>
    <style:style style:name="WW-WW8Num6ztrue12345" style:family="text"/>
    <style:style style:name="WW-WW8Num6ztrue123456" style:family="text"/>
    <style:style style:name="WW8Num7zfalse" style:family="text"/>
    <style:style style:name="WW8Num7ztrue" style:family="text"/>
    <style:style style:name="WW-WW8Num7ztrue" style:family="text"/>
    <style:style style:name="WW-WW8Num7ztrue1" style:family="text"/>
    <style:style style:name="WW-WW8Num7ztrue12" style:family="text"/>
    <style:style style:name="WW-WW8Num7ztrue123" style:family="text"/>
    <style:style style:name="WW-WW8Num7ztrue1234" style:family="text"/>
    <style:style style:name="WW-WW8Num7ztrue12345" style:family="text"/>
    <style:style style:name="WW-WW8Num7ztrue123456" style:family="text"/>
    <style:style style:name="Default_20_Paragraph_20_Font" style:display-name="Default Paragraph Font" style:family="text"/>
    <style:style style:name="Plain_20_Text_20_Char" style:display-name="Plain Text Char" style:family="text" style:parent-style-name="Default_20_Paragraph_20_Font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L - Day 10 - Programmatic Model - 2</dc:title>
    <meta:initial-creator>DELL</meta:initial-creator>
    <meta:creation-date>2016-03-07T01:25:00</meta:creation-date>
    <dc:date>2016-03-08T13:01:37.110000000</dc:date>
    <meta:editing-cycles>6</meta:editing-cycles>
    <meta:editing-duration>PT1H17M19S</meta:editing-duration>
    <meta:generator>LibreOffice/5.1.0.3$Windows_x86 LibreOffice_project/5e3e00a007d9b3b6efb6797a8b8e57b51ab1f737</meta:generator>
    <meta:document-statistic meta:table-count="0" meta:image-count="0" meta:object-count="0" meta:page-count="4" meta:paragraph-count="59" meta:word-count="936" meta:character-count="5789" meta:non-whitespace-character-count="4836"/>
    <meta:user-defined meta:name="Date">2016-03-06T10:43:13Z</meta:user-defined>
    <meta:user-defined meta:name="Related Technologies">;#.Net;#</meta:user-defined>
  </office:meta>
</office:document-meta>
</file>